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s /dev/video0</text:p>
      <text:p text:style-name="Standard">ls /dev/serial/</text:p>
      <text:p text:style-name="Standard">ls /dev/ttyACM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4T17:15:25.726410820</meta:creation-date>
    <dc:date>2021-08-16T10:28:38.695698255</dc:date>
    <meta:editing-duration>PT3M58S</meta:editing-duration>
    <meta:editing-cycles>3</meta:editing-cycles>
    <meta:generator>LibreOffice/6.0.7.3$Linux_AARCH64 LibreOffice_project/00m0$Build-3</meta:generator>
    <meta:document-statistic meta:table-count="0" meta:image-count="0" meta:object-count="0" meta:page-count="1" meta:paragraph-count="3" meta:word-count="6" meta:character-count="44" meta:non-whitespace-character-count="41"/>
  </office:meta>
</office:document-meta>
</file>